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9722in" fo:margin-left="0in" fo:margin-top="0in" fo:margin-bottom="0in" table:align="left"/>
    </style:style>
    <style:style style:name="Table2.A" style:family="table-column">
      <style:table-column-properties style:column-width="1.4104in"/>
    </style:style>
    <style:style style:name="Table2.B" style:family="table-column">
      <style:table-column-properties style:column-width="1.9125in"/>
    </style:style>
    <style:style style:name="Table2.C" style:family="table-column">
      <style:table-column-properties style:column-width="1.6493in"/>
    </style:style>
    <style:style style:name="Table2.1" style:family="table-row">
      <style:table-row-properties style:min-row-height="0.3681in" fo:keep-together="auto"/>
    </style:style>
    <style:style style:name="Table2.A1" style:family="table-cell">
      <style:table-cell-properties style:vertical-align="" fo:padding="0.0694in" fo:border="none"/>
    </style:style>
    <style:style style:name="Table2.2" style:family="table-row">
      <style:table-row-properties style:min-row-height="0.3576in" fo:keep-together="auto"/>
    </style:style>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 style:family="paragraph" style:parent-style-name="Heading_20_2">
      <style:paragraph-properties fo:margin-top="0.3335in" fo:margin-bottom="0.0835in" style:contextual-spacing="false" fo:line-height="100%" fo:keep-together="auto" fo:keep-with-next="auto"/>
    </style:style>
    <style:style style:name="P3" style:family="paragraph" style:parent-style-name="Heading_20_2">
      <style:paragraph-properties fo:margin-top="0.25in" fo:margin-bottom="0.0555in" style:contextual-spacing="false" fo:line-height="100%" fo:keep-together="auto" fo:keep-with-next="auto"/>
    </style:style>
    <style:style style:name="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Heading_20_2">
      <style:paragraph-properties fo:keep-together="auto" fo:keep-with-next="auto"/>
    </style:style>
    <style:style style:name="P6" style:family="paragraph" style:parent-style-name="Heading_20_2">
      <style:paragraph-properties fo:margin-top="0.25in" fo:margin-bottom="0.0555in" style:contextual-spacing="false" fo:line-height="100%" fo:keep-together="auto" fo:keep-with-next="auto"/>
      <style:text-properties fo:font-size="17pt" fo:font-weight="bold" style:font-size-asian="17pt" style:font-weight-asian="bold" style:font-size-complex="17pt"/>
    </style:style>
    <style:style style:name="P7" style:family="paragraph" style:parent-style-name="Title" style:master-page-name="Standard">
      <style:paragraph-properties fo:text-align="center" style:justify-single-word="false" style:page-number="1"/>
    </style:style>
    <style:style style:name="P8" style:family="paragraph" style:parent-style-name="Standard">
      <style:paragraph-properties fo:margin-top="0.1665in" fo:margin-bottom="0.1665in" style:contextual-spacing="false" fo:line-height="100%" fo:text-align="center" style:justify-single-word="false"/>
      <style:text-properties fo:font-weight="bold" style:font-weight-asian="bold"/>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xn0me61rw1q7"/>Spacebattles: Skills</text:p>
      <text:p text:style-name="Standard"/>
      <text:p text:style-name="Standard">While your ability scores represent your raw talent and potential, skills represent their training and experience in a certain field. Each skill is used for an array of related actions. A character’s acumen can come from several different sources. They might be a trained acrobat, have studied medicine, or have had information directly implanted into their brain. When you create your character at 1st level, they start with training in a number of skills: typically 2 from your background, a few predetermined from your class, and several skills of your choice from your class.</text:p>
      <text:p text:style-name="P2"><text:bookmark text:name="_dt59i7p19hqy"/>Skill Actions</text:p>
      <text:p text:style-name="Standard">The actions you can perform with a given skill are sorted into those you can use untrained and those that require you to be trained in the skill, as shown on Table 4–1: Skills, Key Abilities, and Actions (page 235). The untrained and trained actions of each skill appear in separate sections within the skill’s description. </text:p>
      <text:p text:style-name="Standard"/>
      <text:p text:style-name="Standard">Anyone can use a skill’s untrained actions, but you can use trained actions only if you have a proficiency rank of trained or better in that skill. A circumstance, condition, or effect might bar you from a skill action regardless of your proficiency rank, and sometimes using a skill in a specific situation might require you to have a higher proficiency rank than what is listed on the table. For instance, even though a barbarian untrained in Arcana could identify a construct with a lucky roll using Arcana to Recall Knowledge, the GM might decide that Recalling Knowledge to determine the spells used to create such a construct is beyond the scope of the barbarian’s anecdotal knowledge. The GM decides whether a task requires a particular proficiency rank.</text:p>
      <text:p text:style-name="P5"><text:bookmark text:name="_yp5l8g7qb3jc"/>Skill Checks and Skill DCs</text:p>
      <text:p text:style-name="Standard">When you’re actively using a skill, often by performing one of its actions, you might attempt a skill check: rolling a d20 and adding your skill modifier. To determine this modifier, add your ability modifier for the skill’s key ability, your proficiency bonus for the skill, and any other bonuses and penalties.</text:p>
      <text:p text:style-name="P8">Skill modifier = modifier of the ability score chosen by the GM + proficiency bonus + other bonuses + penalties</text:p>
      <text:p text:style-name="Standard">When attempting a skill check, the GM chooses an appropriate ability score to use in conjugation with the skill. Each skill lists the most common ability scores that apply to the skill. </text:p>
      <text:p text:style-name="Standard"><text:soft-page-break/></text:p>
      <text:p text:style-name="Standard">When writing down the modifier on your character sheet, you should write down only the numbers that always apply—typically just your ability modifier and proficiency bonus at 1st level. At higher levels, you may wear or use items to improve your skills with item bonuses pretty much all the time; you should write those down, too.</text:p>
      <text:p text:style-name="Standard"/>
      <text:p text:style-name="Standard">The GM sets the DC of a skill check, using the guidelines in Chapter 10: Game Mastering. The most important DCs to remember are the five simple skill DCs below.</text:p>
      <text:p text:style-name="Standard"/>
      <text:p text:style-name="Heading_20_2"><text:bookmark text:name="_4rw8lzebdrzd"/>Armor and Skills</text:p>
      <text:p text:style-name="Standard">Some armor imposes a penalty on specific skill checks and DCs. If a creature is wearing armor that imparts a skill penalty, that penalty is applied to the creature’s Strength- and Dexterity-based skill checks and skill DCs, unless the action has the attack trait. Check penalties from armor are detailed on page 274 in Spacebattles: Equipment.</text:p>
      <text:p text:style-name="P3"><text:bookmark text:name="_dhy882i7b0og"/>Secret Checks</text:p>
      <text:p text:style-name="Standard">Sometimes you won’t know whether you succeed at a skill check. If an action has the secret trait, the GM rolls the check for you and informs you of the effect without revealing the result of the roll or the degree of success. The GM rolls secret checks when your knowledge about the outcome is imperfect, like when you’re searching for a hidden creature or object, attempting to deceive someone, translating a tricky bit of ancient text, or remembering some piece of lore. This way, you as the player don’t know things that your character wouldn’t. This rule is the default for actions with the secret trait, but the GM can choose not to use secret checks if they would rather some or all rolls be public.</text:p>
      <text:p text:style-name="P3"><text:bookmark text:name="_fag4d8qvnqd9"/>Exploration and Downtime Activities</text:p>
      <text:p text:style-name="Standard">Some skill activities have the exploration or downtime trait. Exploration activities usually take a minute or more, while downtime activities may take a day or more. They usually can’t be used during an encounter, though the GM might bend this restriction. If you’re not sure whether you have the time to use one of these activities, ask your GM.</text:p>
      <text:p text:style-name="Heading_20_2"><text:bookmark text:name="_8qt78wktctaj"/>General Skill Actions</text:p>
      <text:p text:style-name="Standard">General skill actions are skill actions that can be used with multiple different skills. When you use a general skill action, you might use your modifier from any skill that lists it as one of the skill’s actions, depending on the situation.</text:p>
      <text:p text:style-name="P5"><text:bookmark text:name="_xgem273lv8bp"/><text:soft-page-break/>Skill Descriptions</text:p>
      <text:p text:style-name="Standard">The following entries describe the skills in the game. The heading for each entry provides the skill’s name, with that skill’s key ability in parentheses. A brief description of the skill is followed by a list of actions you can use if you’re untrained in that skill, and then the actions you can perform if you are trained in that skill. Some actions list sample tasks for each rank to give you a better sense of what you can accomplish as your proficiency increases. As the actions of a skill aren’t comprehensive, there may be times when the GM asks you to attempt a skill check without using any of the listed actions, or times when the GM asks you to roll using a different key ability modifier.</text:p>
      <text:p text:style-name="Standard"/>
      <text:p text:style-name="Standard">Most skills include entries for success and failure, as well as descriptions of what occurs on a critical success or a critical failure. If either of the critical entries is absent, treat those results as a success or failure, as normal.</text:p>
      <text:p text:style-name="Standard"/>
      <text:p text:style-name="Standard"/>
      <table:table table:name="Table1" table:style-name="Table1">
        <table:table-column table:style-name="Table1.A" table:number-columns-repeated="3"/>
        <table:table-row table:style-name="Table1.1">
          <table:table-cell table:style-name="Table1.A1" office:value-type="string">
            <text:p text:style-name="P9">Skill</text:p>
          </table:table-cell>
          <table:table-cell table:style-name="Table1.A1" office:value-type="string">
            <text:p text:style-name="P9">Typical ability scores</text:p>
          </table:table-cell>
          <table:table-cell table:style-name="Table1.A1" office:value-type="string">
            <text:p text:style-name="P9">Typical uses</text:p>
          </table:table-cell>
        </table:table-row>
        <table:table-row table:style-name="Table1.1">
          <table:table-cell table:style-name="Table1.A1" office:value-type="string">
            <text:p text:style-name="P1">Acrobatics</text:p>
          </table:table-cell>
          <table:table-cell table:style-name="Table1.A1" office:value-type="string">
            <text:p text:style-name="P1">Dexterity</text:p>
          </table:table-cell>
          <table:table-cell table:style-name="Table1.A1" office:value-type="string">
            <text:p text:style-name="P1">Acrobatic maneuvers, Balance(Action), Tumble through(Action), Maneuver in Flight</text:p>
          </table:table-cell>
        </table:table-row>
        <table:table-row table:style-name="Table1.1">
          <table:table-cell table:style-name="Table1.A1" office:value-type="string">
            <text:p text:style-name="P1">Athletics</text:p>
          </table:table-cell>
          <table:table-cell table:style-name="Table1.A1" office:value-type="string">
            <text:p text:style-name="P1">Strength</text:p>
          </table:table-cell>
          <table:table-cell table:style-name="Table1.A1" office:value-type="string">
            <text:p text:style-name="P1">climb, force open, Grapple(Action), Jump(2-Action activity), Shove(Action), Swim, Trip(Action)</text:p>
          </table:table-cell>
        </table:table-row>
        <table:table-row table:style-name="Table1.1">
          <table:table-cell table:style-name="Table1.A1" office:value-type="string">
            <text:p text:style-name="P1">Computers</text:p>
          </table:table-cell>
          <table:table-cell table:style-name="Table1.A1" office:value-type="string">
            <text:p text:style-name="P1">Intelligence</text:p>
          </table:table-cell>
          <table:table-cell table:style-name="Table1.A1" office:value-type="string">
            <text:p text:style-name="P1">Use a computer, Program, Hack a computers</text:p>
          </table:table-cell>
        </table:table-row>
        <table:table-row table:style-name="Table1.1">
          <table:table-cell table:style-name="Table1.A1" office:value-type="string">
            <text:p text:style-name="P1">Deception</text:p>
          </table:table-cell>
          <table:table-cell table:style-name="Table1.A1" office:value-type="string">
            <text:p text:style-name="P1">Charisma, Intelligence</text:p>
          </table:table-cell>
          <table:table-cell table:style-name="Table1.A1" office:value-type="string">
            <text:p text:style-name="P1">Create a diversion(Action), Impersonate, Lie, Feint(Action)</text:p>
          </table:table-cell>
        </table:table-row>
        <table:table-row table:style-name="Table1.1">
          <table:table-cell table:style-name="Table1.A1" office:value-type="string">
            <text:p text:style-name="P1">Diplomacy</text:p>
          </table:table-cell>
          <table:table-cell table:style-name="Table1.A1" office:value-type="string">
            <text:p text:style-name="P1">Charisma</text:p>
          </table:table-cell>
          <table:table-cell table:style-name="Table1.A1" office:value-type="string">
            <text:p text:style-name="P1">Gather information, convince, Make an impression</text:p>
          </table:table-cell>
        </table:table-row>
        <table:table-row table:style-name="Table1.1">
          <table:table-cell table:style-name="Table1.A1" office:value-type="string">
            <text:p text:style-name="P1">Driving</text:p>
          </table:table-cell>
          <table:table-cell table:style-name="Table1.A1" office:value-type="string">
            <text:p text:style-name="P1">Dexterity</text:p>
          </table:table-cell>
          <table:table-cell table:style-name="Table1.A1" office:value-type="string">
            <text:p text:style-name="P1">Drive a land vehicle</text:p>
          </table:table-cell>
        </table:table-row>
        <table:table-row table:style-name="Table1.1">
          <table:table-cell table:style-name="Table1.A1" office:value-type="string">
            <text:p text:style-name="P1">Engineering</text:p>
          </table:table-cell>
          <table:table-cell table:style-name="Table1.A1" office:value-type="string">
            <text:p text:style-name="P1">Intelligence</text:p>
          </table:table-cell>
          <table:table-cell table:style-name="Table1.A1" office:value-type="string">
            <text:p text:style-name="P1">Recall knowledge, Craft</text:p>
          </table:table-cell>
        </table:table-row>
        <table:table-row table:style-name="Table1.1">
          <table:table-cell table:style-name="Table1.A1" office:value-type="string">
            <text:p text:style-name="P1">Intimidation</text:p>
          </table:table-cell>
          <table:table-cell table:style-name="Table1.A1" office:value-type="string">
            <text:p text:style-name="P1">Charisma, Strength</text:p>
          </table:table-cell>
          <table:table-cell table:style-name="Table1.A1" office:value-type="string">
            <text:p text:style-name="P1">Demoralize(Action), Scare</text:p>
          </table:table-cell>
        </table:table-row>
        <text:soft-page-break/>
        <table:table-row table:style-name="Table1.1">
          <table:table-cell table:style-name="Table1.A1" office:value-type="string">
            <text:p text:style-name="P1">Medicine</text:p>
          </table:table-cell>
          <table:table-cell table:style-name="Table1.A1" office:value-type="string">
            <text:p text:style-name="P1">Intelligence, Wisdom, Charisma, Dexterity,</text:p>
          </table:table-cell>
          <table:table-cell table:style-name="Table1.A1" office:value-type="string">
            <text:p text:style-name="P1">Stabilize(2-action activity), Treat wounds, Recall knowledge</text:p>
          </table:table-cell>
        </table:table-row>
        <table:table-row table:style-name="Table1.1">
          <table:table-cell table:style-name="Table1.A1" office:value-type="string">
            <text:p text:style-name="P1">Natural sciences</text:p>
          </table:table-cell>
          <table:table-cell table:style-name="Table1.A1" office:value-type="string">
            <text:p text:style-name="P1">Intelligence, Wisdom</text:p>
          </table:table-cell>
          <table:table-cell table:style-name="Table1.A1" office:value-type="string">
            <text:p text:style-name="P1">Recall knowledge, craft, solve an equation</text:p>
          </table:table-cell>
        </table:table-row>
        <table:table-row table:style-name="Table1.1">
          <table:table-cell table:style-name="Table1.A1" office:value-type="string">
            <text:p text:style-name="P1">Navigation</text:p>
          </table:table-cell>
          <table:table-cell table:style-name="Table1.A1" office:value-type="string">
            <text:p text:style-name="P1">Intelligence, Dexterity</text:p>
          </table:table-cell>
          <table:table-cell table:style-name="Table1.A1" office:value-type="string">
            <text:p text:style-name="P1">Steer a water based vehicle, Plot a course</text:p>
          </table:table-cell>
        </table:table-row>
        <table:table-row table:style-name="Table1.1">
          <table:table-cell table:style-name="Table1.A1" office:value-type="string">
            <text:p text:style-name="P1">Performance</text:p>
          </table:table-cell>
          <table:table-cell table:style-name="Table1.A1" office:value-type="string">
            <text:p text:style-name="P1">Charisma</text:p>
          </table:table-cell>
          <table:table-cell table:style-name="Table1.A1" office:value-type="string">
            <text:p text:style-name="P1">Perform, Earn income</text:p>
          </table:table-cell>
        </table:table-row>
        <table:table-row table:style-name="Table1.1">
          <table:table-cell table:style-name="Table1.A1" office:value-type="string">
            <text:p text:style-name="P1">Piloting</text:p>
          </table:table-cell>
          <table:table-cell table:style-name="Table1.A1" office:value-type="string">
            <text:p text:style-name="P1">Dexterity</text:p>
          </table:table-cell>
          <table:table-cell table:style-name="Table1.A1" office:value-type="string">
            <text:p text:style-name="P1">Pilot a flying vehicle</text:p>
          </table:table-cell>
        </table:table-row>
        <table:table-row table:style-name="Table1.1">
          <table:table-cell table:style-name="Table1.A1" office:value-type="string">
            <text:p text:style-name="P1">Sense motive</text:p>
          </table:table-cell>
          <table:table-cell table:style-name="Table1.A1" office:value-type="string">
            <text:p text:style-name="P1">Wisdom, Intelligence</text:p>
          </table:table-cell>
          <table:table-cell table:style-name="Table1.A1" office:value-type="string">
            <text:p text:style-name="P1">Detect lies and intentions</text:p>
          </table:table-cell>
        </table:table-row>
        <table:table-row table:style-name="Table1.1">
          <table:table-cell table:style-name="Table1.A1" office:value-type="string">
            <text:p text:style-name="P1">Social sciences</text:p>
          </table:table-cell>
          <table:table-cell table:style-name="Table1.A1" office:value-type="string">
            <text:p text:style-name="P1">Intelligence</text:p>
          </table:table-cell>
          <table:table-cell table:style-name="Table1.A1" office:value-type="string">
            <text:p text:style-name="P1">Recall knowledge</text:p>
          </table:table-cell>
        </table:table-row>
        <table:table-row table:style-name="Table1.1">
          <table:table-cell table:style-name="Table1.A1" office:value-type="string">
            <text:p text:style-name="P1">Stealth</text:p>
          </table:table-cell>
          <table:table-cell table:style-name="Table1.A1" office:value-type="string">
            <text:p text:style-name="P1">Dexterity</text:p>
          </table:table-cell>
          <table:table-cell table:style-name="Table1.A1" office:value-type="string">
            <text:p text:style-name="P1">Hide(Action), Sneak(Action) Conceal an object</text:p>
          </table:table-cell>
        </table:table-row>
        <table:table-row table:style-name="Table1.1">
          <table:table-cell table:style-name="Table1.A1" office:value-type="string">
            <text:p text:style-name="P1">Survival</text:p>
          </table:table-cell>
          <table:table-cell table:style-name="Table1.A1" office:value-type="string">
            <text:p text:style-name="P1">Wisdom</text:p>
          </table:table-cell>
          <table:table-cell table:style-name="Table1.A1" office:value-type="string">
            <text:p text:style-name="P1">Subsist, Track, Cover tracks</text:p>
          </table:table-cell>
        </table:table-row>
      </table:table>
      <text:p text:style-name="Standard"/>
      <text:p text:style-name="Heading_20_1"><text:bookmark text:name="_pxfsbvi0upxv"/>General skill actions</text:p>
      <text:p text:style-name="Standard">General skill actions are actions that can be used with multiple different skills.</text:p>
      <text:p text:style-name="Heading_20_2"><text:bookmark text:name="_la170cao2dho"/>Decipher writing</text:p>
      <text:p text:style-name="Standard"/>
      <text:p text:style-name="Standard">When you encounter encrypted or coded texts, the GM might require you to Decipher the Writing before you can understand it. You must be trained in the relevant skill to Decipher Writing. Attempting to decipher writing has the Concentrate, Exploration, and Secret traits. Deciphering writing usually takes 10 minutes per page, or per 1000 words, but might take longer depending on the text or code. The DC is determined by the GM based on the state and complexity of the text or code, but DC 15 is a good baseline. </text:p>
      <text:p text:style-name="Heading_20_1"><text:bookmark text:name="_wex0sdrtw55n"/><text:soft-page-break/>Specific skill actions</text:p>
      <text:p text:style-name="Heading_20_2"><text:bookmark text:name="_xcmldnw8zn49"/>Medicine</text:p>
      <text:p text:style-name="Heading_20_3"><text:bookmark text:name="_pma9roq09jf8"/>Treat wounds</text:p>
      <text:p text:style-name="Standard">You spend 10 minutes treating one injured living creature (targeting yourself, if you so choose). The target is then temporarily immune to Treat Wounds actions until it completes a long rest.</text:p>
      <text:p text:style-name="Standard"/>
      <text:p text:style-name="Standard">The Medicine check DC is usually 15, though the GM might adjust it based on the circumstances, such as treating a patient outside in a storm, or treating particularly grievous wounds. The number of hit points you restore depends on</text:p>
      <text:p text:style-name="Standard"/>
      <text:p text:style-name="Standard">The result of your Medicine check and your proficiency rank in medicine determines how many Hit Points the target regains.</text:p>
      <text:p text:style-name="P6"><text:bookmark text:name="_3e0vkyehe9gl"/>Treat Wound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Proficiency</text:p>
          </table:table-cell>
          <table:table-cell table:style-name="Table2.A1" office:value-type="string">
            <text:p text:style-name="P11">Success</text:p>
          </table:table-cell>
          <table:table-cell table:style-name="Table2.A1" office:value-type="string">
            <text:p text:style-name="P11">Critical Success</text:p>
          </table:table-cell>
        </table:table-row>
        <table:table-row table:style-name="Table2.2">
          <table:table-cell table:style-name="Table2.A1" office:value-type="string">
            <text:p text:style-name="P4">Trained</text:p>
          </table:table-cell>
          <table:table-cell table:style-name="Table2.A1" office:value-type="string">
            <text:p text:style-name="P4">2d8</text:p>
          </table:table-cell>
          <table:table-cell table:style-name="Table2.A1" office:value-type="string">
            <text:p text:style-name="P4">4d8</text:p>
          </table:table-cell>
        </table:table-row>
        <table:table-row table:style-name="Table2.2">
          <table:table-cell table:style-name="Table2.A1" office:value-type="string">
            <text:p text:style-name="P4">Expert</text:p>
          </table:table-cell>
          <table:table-cell table:style-name="Table2.A1" office:value-type="string">
            <text:p text:style-name="P4">2d8+10</text:p>
          </table:table-cell>
          <table:table-cell table:style-name="Table2.A1" office:value-type="string">
            <text:p text:style-name="P4">4d8+10</text:p>
          </table:table-cell>
        </table:table-row>
        <table:table-row table:style-name="Table2.2">
          <table:table-cell table:style-name="Table2.A1" office:value-type="string">
            <text:p text:style-name="P4">Master</text:p>
          </table:table-cell>
          <table:table-cell table:style-name="Table2.A1" office:value-type="string">
            <text:p text:style-name="P4">2d8+30</text:p>
          </table:table-cell>
          <table:table-cell table:style-name="Table2.A1" office:value-type="string">
            <text:p text:style-name="P4">4d8+30</text:p>
          </table:table-cell>
        </table:table-row>
        <table:table-row table:style-name="Table2.2">
          <table:table-cell table:style-name="Table2.A1" office:value-type="string">
            <text:p text:style-name="P4">Legendary</text:p>
          </table:table-cell>
          <table:table-cell table:style-name="Table2.A1" office:value-type="string">
            <text:p text:style-name="P4">2d8+50</text:p>
          </table:table-cell>
          <table:table-cell table:style-name="Table2.A1" office:value-type="string">
            <text:p text:style-name="P4">4d8+50</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09T15:27:44.805064096</dc:date>
    <meta:editing-duration>PT9M15S</meta:editing-duration>
    <meta:editing-cycles>1</meta:editing-cycles>
    <meta:document-statistic meta:table-count="2" meta:image-count="0" meta:object-count="0" meta:page-count="5" meta:paragraph-count="102" meta:word-count="1307" meta:character-count="7980" meta:non-whitespace-character-count="6774"/>
  </office:meta>
</office:document-meta>
</file>